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111111" style:font-name="Arial" fo:font-size="12pt" style:font-name-asian="Times New Roman1" style:font-size-asian="12pt" style:language-asian="es" style:country-asian="CL" style:font-name-complex="Arial1" style:font-size-complex="12pt"/>
    </style:style>
    <style:style style:name="P2" style:family="paragraph" style:parent-style-name="Standard">
      <style:paragraph-properties fo:break-before="page"/>
    </style:style>
    <style:style style:name="P3" style:family="paragraph" style:parent-style-name="Standard">
      <style:paragraph-properties fo:margin-top="0cm" fo:margin-bottom="0cm" loext:contextual-spacing="false"/>
    </style:style>
    <style:style style:name="P4" style:family="paragraph" style:parent-style-name="HTML_20_Preformatted">
      <loext:graphic-properties draw:fill="solid" draw:fill-color="#f2dede"/>
      <style:paragraph-properties fo:margin-top="0cm" fo:margin-bottom="0.291cm" loext:contextual-spacing="false" fo:background-color="#f2dede"/>
    </style:style>
    <style:style style:name="P5" style:family="paragraph" style:parent-style-name="HTML_20_Preformatted">
      <loext:graphic-properties draw:fill="solid" draw:fill-color="#f2dede"/>
      <style:paragraph-properties fo:margin-top="0cm" fo:margin-bottom="0.291cm" loext:contextual-spacing="false" fo:background-color="#f2dede"/>
      <style:text-properties fo:color="#222222" style:font-name="Consolas" fo:font-size="11.5pt" style:font-size-asian="11.5pt" style:font-size-complex="11.5pt"/>
    </style:style>
    <style:style style:name="P6" style:family="paragraph" style:parent-style-name="HTML_20_Preformatted">
      <loext:graphic-properties draw:fill="solid" draw:fill-color="#dff0d8"/>
      <style:paragraph-properties fo:margin-top="0cm" fo:margin-bottom="0.291cm" loext:contextual-spacing="false" fo:background-color="#dff0d8"/>
      <style:text-properties fo:color="#222222" style:font-name="Consolas" fo:font-size="11.5pt" style:font-size-asian="11.5pt" style:font-size-complex="11.5pt"/>
    </style:style>
    <style:style style:name="P7" style:family="paragraph" style:parent-style-name="HTML_20_Preformatted">
      <loext:graphic-properties draw:fill="solid" draw:fill-color="#f2dede"/>
      <style:paragraph-properties fo:margin-top="0cm" fo:margin-bottom="0.291cm" loext:contextual-spacing="false" fo:background-color="#f2dede">
        <style:tab-stops>
          <style:tab-stop style:position="1.616cm"/>
          <style:tab-stop style:position="3.231cm"/>
          <style:tab-stop style:position="15.589cm" style:type="right"/>
        </style:tab-stops>
      </style:paragraph-properties>
    </style:style>
    <style:style style:name="P8" style:family="paragraph" style:parent-style-name="HTML_20_Preformatted">
      <loext:graphic-properties draw:fill="solid" draw:fill-color="#dff0d8"/>
      <style:paragraph-properties fo:margin-top="0cm" fo:margin-bottom="0.291cm" loext:contextual-spacing="false" fo:background-color="#dff0d8">
        <style:tab-stops>
          <style:tab-stop style:position="1.616cm"/>
          <style:tab-stop style:position="3.231cm"/>
          <style:tab-stop style:position="15.589cm" style:type="right"/>
        </style:tab-stops>
      </style:paragraph-properties>
    </style:style>
    <style:style style:name="P9" style:family="paragraph" style:parent-style-name="HTML_20_Preformatted">
      <loext:graphic-properties draw:fill="solid" draw:fill-color="#dff0d8"/>
      <style:paragraph-properties fo:margin-top="0cm" fo:margin-bottom="0.291cm" loext:contextual-spacing="false" fo:background-color="#dff0d8"/>
    </style:style>
    <style:style style:name="P10" style:family="paragraph" style:parent-style-name="HTML_20_Preformatted">
      <loext:graphic-properties draw:fill="solid" draw:fill-color="#f2dede"/>
      <style:paragraph-properties fo:margin-top="0cm" fo:margin-bottom="0.291cm" loext:contextual-spacing="false" fo:background-color="#f2dede">
        <style:tab-stops>
          <style:tab-stop style:position="1.616cm"/>
          <style:tab-stop style:position="15.589cm" style:type="right"/>
        </style:tab-stops>
      </style:paragraph-properties>
    </style:style>
    <style:style style:name="P11" style:family="paragraph" style:parent-style-name="HTML_20_Preformatted">
      <loext:graphic-properties draw:fill="solid" draw:fill-color="#dff0d8"/>
      <style:paragraph-properties fo:margin-top="0cm" fo:margin-bottom="0.291cm" loext:contextual-spacing="false" fo:background-color="#dff0d8">
        <style:tab-stops>
          <style:tab-stop style:position="1.616cm"/>
          <style:tab-stop style:position="15.589cm" style:type="right"/>
        </style:tab-stops>
      </style:paragraph-properties>
    </style:style>
    <style:style style:name="P12" style:family="paragraph" style:parent-style-name="Normal_20__28_Web_29_">
      <loext:graphic-properties draw:fill="solid" draw:fill-color="#ffffff"/>
      <style:paragraph-properties fo:margin-top="0cm" fo:margin-bottom="0.291cm" loext:contextual-spacing="false" fo:background-color="#ffffff"/>
      <style:text-properties fo:color="#111111" style:font-name="Arial" style:font-name-complex="Arial1"/>
    </style:style>
    <style:style style:name="P13" style:family="paragraph" style:parent-style-name="Normal_20__28_Web_29_">
      <loext:graphic-properties draw:fill="solid" draw:fill-color="#ffffff"/>
      <style:paragraph-properties fo:margin-top="0cm" fo:margin-bottom="0.291cm" loext:contextual-spacing="false" fo:break-before="page" fo:background-color="#ffffff"/>
    </style:style>
    <style:style style:name="P14" style:family="paragraph" style:parent-style-name="Heading_20_2">
      <style:text-properties fo:font-size="72pt" style:font-size-asian="72pt" style:font-size-complex="72pt"/>
    </style:style>
    <style:style style:name="P15" style:family="paragraph" style:parent-style-name="Heading_20_2">
      <style:paragraph-properties fo:margin-left="0cm" fo:margin-right="0cm" fo:text-indent="1.249cm" style:auto-text-indent="false"/>
    </style:style>
    <style:style style:name="P16" style:family="paragraph" style:parent-style-name="Heading_20_1" style:master-page-name="First_20_Page">
      <style:paragraph-properties style:page-number="auto"/>
    </style:style>
    <style:style style:name="P17" style:family="paragraph" style:parent-style-name="Heading_20_3">
      <loext:graphic-properties draw:fill="solid" draw:fill-color="#ffffff"/>
      <style:paragraph-properties fo:margin-top="0.635cm" fo:margin-bottom="0.291cm" loext:contextual-spacing="false" fo:background-color="#ffffff"/>
    </style:style>
    <style:style style:name="T1" style:family="text">
      <style:text-properties fo:font-size="72pt" style:font-size-asian="72pt" style:font-size-complex="72pt"/>
    </style:style>
    <style:style style:name="T2" style:family="text">
      <style:text-properties fo:color="#1fbaac" style:font-name="Consolas" fo:font-size="11.5pt" style:font-size-asian="11.5pt" style:font-size-complex="11.5pt"/>
    </style:style>
    <style:style style:name="T3" style:family="text">
      <style:text-properties fo:color="#222222" style:font-name="Consolas" fo:font-size="11.5pt" style:font-size-asian="11.5pt" style:font-size-complex="11.5pt"/>
    </style:style>
    <style:style style:name="T4" style:family="text">
      <style:text-properties fo:color="#222222" style:font-name="Consolas" fo:font-size="11.5pt" fo:background-color="#fffde7" loext:char-shading-value="0" style:font-size-asian="11.5pt" style:font-size-complex="11.5pt"/>
    </style:style>
    <style:style style:name="T5" style:family="text">
      <style:text-properties fo:color="#660066" style:font-name="Consolas" fo:font-size="11.5pt" style:font-size-asian="11.5pt" style:font-size-complex="11.5pt"/>
    </style:style>
    <style:style style:name="T6" style:family="text">
      <style:text-properties fo:color="#006666" style:font-name="Consolas" fo:font-size="11.5pt" style:font-size-asian="11.5pt" style:font-size-complex="11.5pt"/>
    </style:style>
    <style:style style:name="T7" style:family="text">
      <style:text-properties fo:color="#1b87c9" style:font-name="Consolas" fo:font-size="11.5pt" style:font-size-asian="11.5pt" style:font-size-complex="11.5pt"/>
    </style:style>
    <style:style style:name="T8" style:family="text">
      <style:text-properties fo:color="#999999" style:font-name="Consolas" fo:font-size="11.5pt" style:font-size-asian="11.5pt" style:font-size-complex="11.5pt"/>
    </style:style>
    <style:style style:name="T9" style:family="text">
      <style:text-properties fo:color="#111111" style:font-name="Arial" fo:font-size="18pt" fo:font-weight="bold" style:font-size-asian="18pt" style:font-weight-asian="bold" style:font-name-complex="Arial1" style:font-size-complex="18pt" style:font-weight-complex="bold"/>
    </style:style>
    <style:style style:name="T10" style:family="text">
      <style:text-properties fo:color="#111111" style:font-name="Arial" fo:font-size="18pt" style:font-size-asian="18pt" style:font-name-complex="Arial1" style:font-size-complex="18pt"/>
    </style:style>
    <style:style style:name="T11" style:family="text">
      <style:text-properties fo:color="#111111" style:font-name="Arial" style:font-name-complex="Arial1"/>
    </style:style>
    <style:style style:name="T12" style:family="text">
      <style:text-properties style:font-name="Wingdings" style:font-name-asian="Wingdings1" style:font-name-complex="Wingding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text:tab/>Effective Dart</text:span></text:h>
      <text:h text:style-name="P14"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h text:style-name="Heading_20_2" text:outline-level="2"/>
      <text:h text:style-name="Heading_20_2" text:outline-level="2"/>
      <text:h text:style-name="P15" text:outline-level="2">MAX <text:s text:c="5"/></text:h>
      <text:h text:style-name="P15" text:outline-level="2">marzo-2018 <text:s text:c="15"/></text:h>
      <text:p text:style-name="P2"><text:a xlink:type="simple" xlink:href="https://www.dartlang.org/guides/language/effective-dart" text:style-name="ListLabel_20_31" text:visited-style-name="ListLabel_20_31"><text:span text:style-name="Internet_20_link">Ver fuente</text:span></text:a></text:p>
      <text:h text:style-name="Heading_20_2" text:outline-level="2">Orden de las librerías (<text:a xlink:type="simple" xlink:href="https://www.dartlang.org/guides/language/effective-dart/style#do-place-dart-imports-before-other-imports" text:style-name="ListLabel_20_31" text:visited-style-name="ListLabel_20_31"><text:span text:style-name="Internet_20_link">Ver</text:span></text:a>) </text:h>
      <text:p text:style-name="Standard">DO place “dart:” imports before other imports.</text:p>
      <text:p text:style-name="Standard">DO place “package:” imports before relative imports.</text:p>
      <text:p text:style-name="Standard">PREFER placing “third-party” “package:” imports before other imports</text:p>
      <text:p text:style-name="Standard">DO specify exports in a separate section after all imports.</text:p>
      <text:p text:style-name="Standard"/>
      <text:p text:style-name="Standard"/>
      <text:h text:style-name="Heading_20_2" text:outline-level="2">DartFmt <text:a xlink:type="simple" xlink:href="https://github.com/dart-lang/dart_style" text:style-name="ListLabel_20_31" text:visited-style-name="ListLabel_20_31"><text:span text:style-name="Internet_20_link">ver</text:span></text:a></text:h>
      <text:p text:style-name="Standard">Formatea tu código con esto</text:p>
      <text:h text:style-name="Heading_20_2" text:outline-level="2">AVOID storing what you can calculate.</text:h>
      <text:p text:style-name="P4"><text:span text:style-name="kwd"><text:span text:style-name="T2">class</text:span></text:span><text:span text:style-name="pln"><text:span text:style-name="T3"> </text:span></text:span><text:span text:style-name="typ"><text:span text:style-name="T5">Circle</text:span></text:span><text:span text:style-name="pln"><text:span text:style-name="T3"> </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radius</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area</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circumference</text:span></text:span><text:span text:style-name="pun"><text:span text:style-name="T3">;</text:span></text:span></text:p>
      <text:p text:style-name="P5"><text:span text:style-name="pln"/></text:p>
      <text:p text:style-name="P4"><text:span text:style-name="pln"><text:span text:style-name="T3"><text:s text:c="2"/></text:span></text:span><text:span text:style-name="typ"><text:span text:style-name="T5">Circle</text:span></text:span><text:span text:style-name="pun"><text:span text:style-name="T3">(</text:span></text:span><text:span text:style-name="typ"><text:span text:style-name="T5">num</text:span></text:span><text:span text:style-name="pln"><text:span text:style-name="T3"> radius</text:span></text:span><text:span text:style-name="pun"><text:span text:style-name="T3">)</text:span></text:span></text:p>
      <text:p text:style-name="P4"><text:span text:style-name="pln"><text:span text:style-name="T3"><text:s text:c="6"/></text:span></text:span><text:span text:style-name="pun"><text:span text:style-name="T3">:</text:span></text:span><text:span text:style-name="pln"><text:span text:style-name="T3"> radius </text:span></text:span><text:span text:style-name="pun"><text:span text:style-name="T3">=</text:span></text:span><text:span text:style-name="pln"><text:span text:style-name="T3"> radius</text:span></text:span><text:span text:style-name="pun"><text:span text:style-name="T3">,</text:span></text:span></text:p>
      <text:p text:style-name="P4"><text:span text:style-name="pln"><text:span text:style-name="T3"><text:s text:c="8"/>area </text:span></text:span><text:span text:style-name="pun"><text:span text:style-name="T3">=</text:span></text:span><text:span text:style-name="pln"><text:span text:style-name="T3"> </text:span></text:span><text:span text:style-name="typ"><text:span text:style-name="T5">PI</text:span></text:span><text:span text:style-name="pln"><text:span text:style-name="T3"> </text:span></text:span><text:span text:style-name="pun"><text:span text:style-name="T3">*</text:span></text:span><text:span text:style-name="pln"><text:span text:style-name="T3"> radius </text:span></text:span><text:span text:style-name="pun"><text:span text:style-name="T3">*</text:span></text:span><text:span text:style-name="pln"><text:span text:style-name="T3"> radius</text:span></text:span><text:span text:style-name="pun"><text:span text:style-name="T3">,</text:span></text:span></text:p>
      <text:p text:style-name="P4"><text:span text:style-name="pln"><text:span text:style-name="T3"><text:s text:c="8"/>circumference </text:span></text:span><text:span text:style-name="pun"><text:span text:style-name="T3">=</text:span></text:span><text:span text:style-name="pln"><text:span text:style-name="T3"> </text:span></text:span><text:span text:style-name="typ"><text:span text:style-name="T5">PI</text:span></text:span><text:span text:style-name="pln"><text:span text:style-name="T3"> </text:span></text:span><text:span text:style-name="pun"><text:span text:style-name="T3">*</text:span></text:span><text:span text:style-name="pln"><text:span text:style-name="T3"> </text:span></text:span><text:span text:style-name="lit"><text:span text:style-name="T6">2.0</text:span></text:span><text:span text:style-name="pln"><text:span text:style-name="T3"> </text:span></text:span><text:span text:style-name="pun"><text:span text:style-name="T3">*</text:span></text:span><text:span text:style-name="pln"><text:span text:style-name="T3"> radius</text:span></text:span><text:span text:style-name="pun"><text:span text:style-name="T3">;</text:span></text:span></text:p>
      <text:p text:style-name="P4"><text:span text:style-name="pun"><text:span text:style-name="T3">}</text:span></text:span></text:p>
      <text:p text:style-name="Standard"/>
      <text:p text:style-name="Standard"/>
      <text:p text:style-name="Standard">Este código tiene dos cosas incorrectas. Primero, es probable que esté desperdiciando memoria. El área y el perímetro, estrictamente hablando, son cachés. Son cálculos almacenados que podríamos recalcular a partir de otros datos que ya tenemos. Están intercambiando memoria incrementada para reducir el uso de CPU. ¿Sabemos que tenemos un problema de rendimiento que merece esa compensación?</text:p>
      <text:p text:style-name="Standard"/>
      <text:p text:style-name="Standard">Peor aún, el código es incorrecto. El problema con los cachés es la invalidación: ¿cómo sabe cuándo el caché está desactualizado y <text:soft-page-break/>necesita ser recalculado? Aquí, nunca lo hacemos, a pesar de que el radio es mutable. Puede asignar un valor diferente y el área y la circunferencia conservarán sus valores anteriores, ahora incorrectos.</text:p>
      <text:p text:style-name="Standard"/>
      <text:p text:style-name="Standard">Para manejar correctamente la invalidación de caché, necesitamos hacer esto:</text:p>
      <text:p text:style-name="P4"><text:span text:style-name="kwd"><text:span text:style-name="T2">class</text:span></text:span><text:span text:style-name="pln"><text:span text:style-name="T3"> </text:span></text:span><text:span text:style-name="typ"><text:span text:style-name="T5">Circle</text:span></text:span><text:span text:style-name="pln"><text:span text:style-name="T3"> </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_radius</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text:span></text:span><text:span text:style-name="kwd"><text:span text:style-name="T2">get</text:span></text:span><text:span text:style-name="pln"><text:span text:style-name="T3"> radius </text:span></text:span><text:span text:style-name="pun"><text:span text:style-name="T3">=&gt;</text:span></text:span><text:span text:style-name="pln"><text:span text:style-name="T3"> _radius</text:span></text:span><text:span text:style-name="pun"><text:span text:style-name="T3">;</text:span></text:span></text:p>
      <text:p text:style-name="P4"><text:span text:style-name="pln"><text:span text:style-name="T3"><text:s text:c="2"/></text:span></text:span><text:span text:style-name="kwd"><text:span text:style-name="T2">set</text:span></text:span><text:span text:style-name="pln"><text:span text:style-name="T3"> radius</text:span></text:span><text:span text:style-name="pun"><text:span text:style-name="T3">(</text:span></text:span><text:span text:style-name="typ"><text:span text:style-name="T5">num</text:span></text:span><text:span text:style-name="pln"><text:span text:style-name="T3"> value</text:span></text:span><text:span text:style-name="pun"><text:span text:style-name="T3">)</text:span></text:span><text:span text:style-name="pln"><text:span text:style-name="T3"> </text:span></text:span><text:span text:style-name="pun"><text:span text:style-name="T3">{</text:span></text:span></text:p>
      <text:p text:style-name="P4"><text:span text:style-name="pln"><text:span text:style-name="T3"><text:s text:c="4"/>_radius </text:span></text:span><text:span text:style-name="pun"><text:span text:style-name="T3">=</text:span></text:span><text:span text:style-name="pln"><text:span text:style-name="T3"> value</text:span></text:span><text:span text:style-name="pun"><text:span text:style-name="T3">;</text:span></text:span></text:p>
      <text:p text:style-name="P4"><text:span text:style-name="pln"><text:span text:style-name="T3"><text:s text:c="4"/>_recalculate</text:span></text:span><text:span text:style-name="pun"><text:span text:style-name="T3">();</text:span></text:span></text:p>
      <text:p text:style-name="P4"><text:span text:style-name="pln"><text:span text:style-name="T3"><text:s text:c="2"/></text:span></text:span><text:span text:style-name="pun"><text:span text:style-name="T3">}</text:span></text:span></text:p>
      <text:p text:style-name="P5"><text:span text:style-name="pln"/></text:p>
      <text:p text:style-name="P4"><text:span text:style-name="pln"><text:span text:style-name="T3"><text:s text:c="2"/></text:span></text:span><text:span text:style-name="typ"><text:span text:style-name="T5">num</text:span></text:span><text:span text:style-name="pln"><text:span text:style-name="T3"> _area</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text:span></text:span><text:span text:style-name="kwd"><text:span text:style-name="T2">get</text:span></text:span><text:span text:style-name="pln"><text:span text:style-name="T3"> area </text:span></text:span><text:span text:style-name="pun"><text:span text:style-name="T3">=&gt;</text:span></text:span><text:span text:style-name="pln"><text:span text:style-name="T3"> _area</text:span></text:span><text:span text:style-name="pun"><text:span text:style-name="T3">;</text:span></text:span></text:p>
      <text:p text:style-name="P5"><text:span text:style-name="pln"/></text:p>
      <text:p text:style-name="P4"><text:span text:style-name="pln"><text:span text:style-name="T3"><text:s text:c="2"/></text:span></text:span><text:span text:style-name="typ"><text:span text:style-name="T5">num</text:span></text:span><text:span text:style-name="pln"><text:span text:style-name="T3"> _circumference</text:span></text:span><text:span text:style-name="pun"><text:span text:style-name="T3">;</text:span></text:span></text:p>
      <text:p text:style-name="P4"><text:span text:style-name="pln"><text:span text:style-name="T3"><text:s text:c="2"/></text:span></text:span><text:span text:style-name="typ"><text:span text:style-name="T5">num</text:span></text:span><text:span text:style-name="pln"><text:span text:style-name="T3"> </text:span></text:span><text:span text:style-name="kwd"><text:span text:style-name="T2">get</text:span></text:span><text:span text:style-name="pln"><text:span text:style-name="T3"> circumference </text:span></text:span><text:span text:style-name="pun"><text:span text:style-name="T3">=&gt;</text:span></text:span><text:span text:style-name="pln"><text:span text:style-name="T3"> _circumference</text:span></text:span><text:span text:style-name="pun"><text:span text:style-name="T3">;</text:span></text:span></text:p>
      <text:p text:style-name="P5"><text:span text:style-name="pln"/></text:p>
      <text:p text:style-name="P4"><text:span text:style-name="pln"><text:span text:style-name="T3"><text:s text:c="2"/></text:span></text:span><text:span text:style-name="typ"><text:span text:style-name="T5">Circle</text:span></text:span><text:span text:style-name="pun"><text:span text:style-name="T3">(</text:span></text:span><text:span text:style-name="kwd"><text:span text:style-name="T2">this</text:span></text:span><text:span text:style-name="pun"><text:span text:style-name="T3">.</text:span></text:span><text:span text:style-name="pln"><text:span text:style-name="T3">_radius</text:span></text:span><text:span text:style-name="pun"><text:span text:style-name="T3">)</text:span></text:span><text:span text:style-name="pln"><text:span text:style-name="T3"> </text:span></text:span><text:span text:style-name="pun"><text:span text:style-name="T3">{</text:span></text:span></text:p>
      <text:p text:style-name="P4"><text:span text:style-name="pln"><text:span text:style-name="T3"><text:s text:c="4"/>_recalculate</text:span></text:span><text:span text:style-name="pun"><text:span text:style-name="T3">();</text:span></text:span></text:p>
      <text:p text:style-name="P4"><text:span text:style-name="pln"><text:span text:style-name="T3"><text:s text:c="2"/></text:span></text:span><text:span text:style-name="pun"><text:span text:style-name="T3">}</text:span></text:span></text:p>
      <text:p text:style-name="P5"><text:span text:style-name="pln"/></text:p>
      <text:p text:style-name="P4"><text:span text:style-name="pln"><text:span text:style-name="T3"><text:s text:c="2"/></text:span></text:span><text:span text:style-name="typ"><text:span text:style-name="T5">void</text:span></text:span><text:span text:style-name="pln"><text:span text:style-name="T3"> _recalculate</text:span></text:span><text:span text:style-name="pun"><text:span text:style-name="T3">()</text:span></text:span><text:span text:style-name="pln"><text:span text:style-name="T3"> </text:span></text:span><text:span text:style-name="pun"><text:span text:style-name="T3">{</text:span></text:span></text:p>
      <text:p text:style-name="P4"><text:span text:style-name="pln"><text:span text:style-name="T3"><text:s text:c="4"/>_area </text:span></text:span><text:span text:style-name="pun"><text:span text:style-name="T3">=</text:span></text:span><text:span text:style-name="pln"><text:span text:style-name="T3"> </text:span></text:span><text:span text:style-name="typ"><text:span text:style-name="T5">PI</text:span></text:span><text:span text:style-name="pln"><text:span text:style-name="T3"> </text:span></text:span><text:span text:style-name="pun"><text:span text:style-name="T3">*</text:span></text:span><text:span text:style-name="pln"><text:span text:style-name="T3"> _radius </text:span></text:span><text:span text:style-name="pun"><text:span text:style-name="T3">*</text:span></text:span><text:span text:style-name="pln"><text:span text:style-name="T3"> _radius</text:span></text:span><text:span text:style-name="pun"><text:span text:style-name="T3">;</text:span></text:span></text:p>
      <text:p text:style-name="P4"><text:span text:style-name="pln"><text:span text:style-name="T3"><text:s text:c="4"/>_circumference </text:span></text:span><text:span text:style-name="pun"><text:span text:style-name="T3">=</text:span></text:span><text:span text:style-name="pln"><text:span text:style-name="T3"> </text:span></text:span><text:span text:style-name="typ"><text:span text:style-name="T5">PI</text:span></text:span><text:span text:style-name="pln"><text:span text:style-name="T3"> </text:span></text:span><text:span text:style-name="pun"><text:span text:style-name="T3">*</text:span></text:span><text:span text:style-name="pln"><text:span text:style-name="T3"> </text:span></text:span><text:span text:style-name="lit"><text:span text:style-name="T6">2.0</text:span></text:span><text:span text:style-name="pln"><text:span text:style-name="T3"> </text:span></text:span><text:span text:style-name="pun"><text:span text:style-name="T3">*</text:span></text:span><text:span text:style-name="pln"><text:span text:style-name="T3"> _radius</text:span></text:span><text:span text:style-name="pun"><text:span text:style-name="T3">;</text:span></text:span></text:p>
      <text:p text:style-name="P4"><text:span text:style-name="pln"><text:span text:style-name="T3"><text:s text:c="2"/></text:span></text:span><text:span text:style-name="pun"><text:span text:style-name="T3">}</text:span></text:span></text:p>
      <text:p text:style-name="P4"><text:span text:style-name="pun"><text:span text:style-name="T3">}</text:span></text:span></text:p>
      <text:p text:style-name="P3"/>
      <text:h text:style-name="Heading_20_2" text:outline-level="2"><text:soft-page-break/>CONSIDER omitting the types for local variables.</text:h>
      <text:p text:style-name="P3"/>
      <text:h text:style-name="Heading_20_2" text:outline-level="2">DO initialize fields at their declaration when possible.</text:h>
      <text:p text:style-name="P7"><text:span text:style-name="kwd"><text:span text:style-name="T2">class</text:span></text:span><text:span text:style-name="pln"><text:span text:style-name="T3"> </text:span></text:span><text:span text:style-name="typ"><text:span text:style-name="T5">Folder</text:span></text:span><text:span text:style-name="pln"><text:span text:style-name="T3"> </text:span></text:span><text:span text:style-name="pun"><text:span text:style-name="T3">{<text:tab/><text:tab/>Malo</text:span></text:span></text:p>
      <text:p text:style-name="P4"><text:span text:style-name="pln"><text:span text:style-name="T3"><text:s text:c="2"/></text:span></text:span><text:span text:style-name="kwd"><text:span text:style-name="T2">final</text:span></text:span><text:span text:style-name="pln"><text:span text:style-name="T3"> </text:span></text:span><text:span text:style-name="typ"><text:span text:style-name="T5">String</text:span></text:span><text:span text:style-name="pln"><text:span text:style-name="T3"> name</text:span></text:span><text:span text:style-name="pun"><text:span text:style-name="T3">;</text:span></text:span></text:p>
      <text:p text:style-name="P4"><text:span text:style-name="pln"><text:span text:style-name="T3"><text:s text:c="2"/></text:span></text:span><text:span text:style-name="kwd"><text:span text:style-name="T2">final</text:span></text:span><text:span text:style-name="pln"><text:span text:style-name="T3"> </text:span></text:span><text:span text:style-name="typ"><text:span text:style-name="T5">List</text:span></text:span><text:span text:style-name="pun"><text:span text:style-name="T3">&lt;</text:span></text:span><text:span text:style-name="typ"><text:span text:style-name="T5">Document</text:span></text:span><text:span text:style-name="pun"><text:span text:style-name="T3">&gt;</text:span></text:span><text:span text:style-name="pln"><text:span text:style-name="T3"> contents</text:span></text:span><text:span text:style-name="pun"><text:span text:style-name="T3">;</text:span></text:span></text:p>
      <text:p text:style-name="P5"><text:span text:style-name="pln"/></text:p>
      <text:p text:style-name="P4"><text:span text:style-name="pln"><text:span text:style-name="T3"><text:s text:c="2"/></text:span></text:span><text:span text:style-name="typ"><text:span text:style-name="T5">Folder</text:span></text:span><text:span text:style-name="pun"><text:span text:style-name="T3">(</text:span></text:span><text:span text:style-name="kwd"><text:span text:style-name="T2">this</text:span></text:span><text:span text:style-name="pun"><text:span text:style-name="T3">.</text:span></text:span><text:span text:style-name="pln"><text:span text:style-name="T3">name</text:span></text:span><text:span text:style-name="pun"><text:span text:style-name="T3">)</text:span></text:span><text:span text:style-name="pln"><text:span text:style-name="T3"> </text:span></text:span><text:span text:style-name="pun"><text:span text:style-name="T3">:</text:span></text:span><text:span text:style-name="pln"><text:span text:style-name="T3"> contents </text:span></text:span><text:span text:style-name="pun"><text:span text:style-name="T3">=</text:span></text:span><text:span text:style-name="pln"><text:span text:style-name="T3"> </text:span></text:span><text:span text:style-name="pun"><text:span text:style-name="T3">[];</text:span></text:span></text:p>
      <text:p text:style-name="P4"><text:span text:style-name="pln"><text:span text:style-name="T3"><text:s text:c="2"/></text:span></text:span><text:span text:style-name="typ"><text:span text:style-name="T5">Folder</text:span></text:span><text:span text:style-name="pun"><text:span text:style-name="T3">.</text:span></text:span><text:span text:style-name="pln"><text:span text:style-name="T3">temp</text:span></text:span><text:span text:style-name="pun"><text:span text:style-name="T3">()</text:span></text:span><text:span text:style-name="pln"><text:span text:style-name="T3"> </text:span></text:span><text:span text:style-name="pun"><text:span text:style-name="T3">:</text:span></text:span><text:span text:style-name="pln"><text:span text:style-name="T3"> name </text:span></text:span><text:span text:style-name="pun"><text:span text:style-name="T3">=</text:span></text:span><text:span text:style-name="pln"><text:span text:style-name="T3"> </text:span></text:span><text:span text:style-name="str"><text:span text:style-name="T7">'temporary'</text:span></text:span><text:span text:style-name="pun"><text:span text:style-name="T3">;</text:span></text:span><text:span text:style-name="pln"><text:span text:style-name="T3"> </text:span></text:span><text:span text:style-name="com"><text:span text:style-name="T8">// Oops! Forgot contents.</text:span></text:span></text:p>
      <text:p text:style-name="P4"><text:span text:style-name="pun"><text:span text:style-name="T3">}</text:span></text:span></text:p>
      <text:p text:style-name="P8"><text:span text:style-name="kwd"><text:span text:style-name="T2">class</text:span></text:span><text:span text:style-name="pln"><text:span text:style-name="T3"> </text:span></text:span><text:span text:style-name="typ"><text:span text:style-name="T5">Folder</text:span></text:span><text:span text:style-name="pln"><text:span text:style-name="T3"> </text:span></text:span><text:span text:style-name="pun"><text:span text:style-name="T3">{<text:tab/><text:tab/>OK</text:span></text:span></text:p>
      <text:p text:style-name="P9"><text:span text:style-name="pln"><text:span text:style-name="T3"><text:s text:c="2"/></text:span></text:span><text:span text:style-name="kwd"><text:span text:style-name="T2">final</text:span></text:span><text:span text:style-name="pln"><text:span text:style-name="T3"> </text:span></text:span><text:span text:style-name="typ"><text:span text:style-name="T5">String</text:span></text:span><text:span text:style-name="pln"><text:span text:style-name="T3"> name</text:span></text:span><text:span text:style-name="pun"><text:span text:style-name="T3">;</text:span></text:span></text:p>
      <text:p text:style-name="P9"><text:span text:style-name="pln"><text:span text:style-name="T3"><text:s text:c="2"/></text:span></text:span><text:span text:style-name="kwd"><text:span text:style-name="T2">final</text:span></text:span><text:span text:style-name="pln"><text:span text:style-name="T3"> </text:span></text:span><text:span text:style-name="typ"><text:span text:style-name="T5">List</text:span></text:span><text:span text:style-name="pun"><text:span text:style-name="T3">&lt;</text:span></text:span><text:span text:style-name="typ"><text:span text:style-name="T5">Document</text:span></text:span><text:span text:style-name="pun"><text:span text:style-name="T3">&gt;</text:span></text:span><text:span text:style-name="pln"><text:span text:style-name="T3"> contents </text:span></text:span><text:span text:style-name="pun"><text:span text:style-name="T3">=</text:span></text:span><text:span text:style-name="pln"><text:span text:style-name="T3"> </text:span></text:span><text:span text:style-name="pun"><text:span text:style-name="T3">[];</text:span></text:span></text:p>
      <text:p text:style-name="P6"><text:span text:style-name="pln"/></text:p>
      <text:p text:style-name="P9"><text:span text:style-name="pln"><text:span text:style-name="T3"><text:s text:c="2"/></text:span></text:span><text:span text:style-name="typ"><text:span text:style-name="T5">Folder</text:span></text:span><text:span text:style-name="pun"><text:span text:style-name="T3">(</text:span></text:span><text:span text:style-name="kwd"><text:span text:style-name="T2">this</text:span></text:span><text:span text:style-name="pun"><text:span text:style-name="T3">.</text:span></text:span><text:span text:style-name="pln"><text:span text:style-name="T3">name</text:span></text:span><text:span text:style-name="pun"><text:span text:style-name="T3">);</text:span></text:span></text:p>
      <text:p text:style-name="P9"><text:span text:style-name="pln"><text:span text:style-name="T3"><text:s text:c="2"/></text:span></text:span><text:span text:style-name="typ"><text:span text:style-name="T5">Folder</text:span></text:span><text:span text:style-name="pun"><text:span text:style-name="T3">.</text:span></text:span><text:span text:style-name="pln"><text:span text:style-name="T3">temp</text:span></text:span><text:span text:style-name="pun"><text:span text:style-name="T3">()</text:span></text:span><text:span text:style-name="pln"><text:span text:style-name="T3"> </text:span></text:span><text:span text:style-name="pun"><text:span text:style-name="T3">:</text:span></text:span><text:span text:style-name="pln"><text:span text:style-name="T3"> name </text:span></text:span><text:span text:style-name="pun"><text:span text:style-name="T3">=</text:span></text:span><text:span text:style-name="pln"><text:span text:style-name="T3"> </text:span></text:span><text:span text:style-name="str"><text:span text:style-name="T7">'temporary'</text:span></text:span><text:span text:style-name="pun"><text:span text:style-name="T3">;</text:span></text:span></text:p>
      <text:p text:style-name="P9"><text:span text:style-name="pun"><text:span text:style-name="T3">}</text:span></text:span></text:p>
      <text:p text:style-name="P3"/>
      <text:h text:style-name="P17" text:outline-level="3"><text:span text:style-name="T9"><text:line-break/></text:span><text:span text:style-name="Título_20_2_20_Car">Use inicializacion formal cuando sea posible</text:span><text:span text:style-name="T9">.</text:span></text:h>
      <text:p text:style-name="P10"><text:span text:style-name="kwd"><text:span text:style-name="T2">class</text:span></text:span><text:span text:style-name="pln"><text:span text:style-name="T3"> </text:span></text:span><text:span text:style-name="typ"><text:span text:style-name="T5">Point</text:span></text:span><text:span text:style-name="pln"><text:span text:style-name="T3"> </text:span></text:span><text:span text:style-name="pun"><text:span text:style-name="T3">{<text:tab/>Malo</text:span></text:span></text:p>
      <text:p text:style-name="P4"><text:span text:style-name="pln"><text:span text:style-name="T3"><text:s text:c="2"/></text:span></text:span><text:span text:style-name="typ"><text:span text:style-name="T5">num</text:span></text:span><text:span text:style-name="pln"><text:span text:style-name="T3"> x</text:span></text:span><text:span text:style-name="pun"><text:span text:style-name="T3">,</text:span></text:span><text:span text:style-name="pln"><text:span text:style-name="T3"> y</text:span></text:span><text:span text:style-name="pun"><text:span text:style-name="T3">;</text:span></text:span></text:p>
      <text:p text:style-name="P4"><text:span text:style-name="pln"><text:span text:style-name="T3"><text:s text:c="2"/></text:span></text:span><text:span text:style-name="typ"><text:span text:style-name="T5">Point</text:span></text:span><text:span text:style-name="pun"><text:span text:style-name="T3">(</text:span></text:span><text:span text:style-name="typ"><text:span text:style-name="T5">num</text:span></text:span><text:span text:style-name="pln"><text:span text:style-name="T3"> x</text:span></text:span><text:span text:style-name="pun"><text:span text:style-name="T3">,</text:span></text:span><text:span text:style-name="pln"><text:span text:style-name="T3"> </text:span></text:span><text:span text:style-name="typ"><text:span text:style-name="T5">num</text:span></text:span><text:span text:style-name="pln"><text:span text:style-name="T3"> y</text:span></text:span><text:span text:style-name="pun"><text:span text:style-name="T3">)</text:span></text:span><text:span text:style-name="pln"><text:span text:style-name="T3"> </text:span></text:span><text:span text:style-name="pun"><text:span text:style-name="T3">{</text:span></text:span></text:p>
      <text:p text:style-name="P4"><text:span text:style-name="pln"><text:span text:style-name="T3"><text:s text:c="4"/></text:span></text:span><text:span text:style-name="kwd"><text:span text:style-name="T2">this</text:span></text:span><text:span text:style-name="pun"><text:span text:style-name="T3">.</text:span></text:span><text:span text:style-name="pln"><text:span text:style-name="T3">x </text:span></text:span><text:span text:style-name="pun"><text:span text:style-name="T3">=</text:span></text:span><text:span text:style-name="pln"><text:span text:style-name="T3"> x</text:span></text:span><text:span text:style-name="pun"><text:span text:style-name="T3">;</text:span></text:span></text:p>
      <text:p text:style-name="P4"><text:span text:style-name="pln"><text:span text:style-name="T3"><text:s text:c="4"/></text:span></text:span><text:span text:style-name="kwd"><text:span text:style-name="T2">this</text:span></text:span><text:span text:style-name="pun"><text:span text:style-name="T3">.</text:span></text:span><text:span text:style-name="pln"><text:span text:style-name="T3">y </text:span></text:span><text:span text:style-name="pun"><text:span text:style-name="T3">=</text:span></text:span><text:span text:style-name="pln"><text:span text:style-name="T3"> y</text:span></text:span><text:span text:style-name="pun"><text:span text:style-name="T3">;</text:span></text:span></text:p>
      <text:p text:style-name="P4"><text:span text:style-name="pln"><text:span text:style-name="T3"><text:s text:c="2"/></text:span></text:span><text:span text:style-name="pun"><text:span text:style-name="T3">}</text:span></text:span></text:p>
      <text:p text:style-name="P4"><text:span text:style-name="pun"><text:span text:style-name="T3">}</text:span></text:span></text:p>
      <text:p text:style-name="P12"/>
      <text:p text:style-name="P1"/>
      <text:p text:style-name="P13"><text:span text:style-name="T11">Mejor</text:span></text:p>
      <text:p text:style-name="P11"><text:span text:style-name="kwd"><text:span text:style-name="T2">class</text:span></text:span><text:span text:style-name="pln"><text:span text:style-name="T3"> </text:span></text:span><text:span text:style-name="typ"><text:span text:style-name="T5">Point</text:span></text:span><text:span text:style-name="pln"><text:span text:style-name="T3"> </text:span></text:span><text:span text:style-name="pun"><text:span text:style-name="T3">{<text:tab/>OK</text:span></text:span></text:p>
      <text:p text:style-name="P9"><text:span text:style-name="pln"><text:span text:style-name="T3"><text:s text:c="2"/></text:span></text:span><text:span text:style-name="typ"><text:span text:style-name="T5">num</text:span></text:span><text:span text:style-name="pln"><text:span text:style-name="T3"> x</text:span></text:span><text:span text:style-name="pun"><text:span text:style-name="T3">,</text:span></text:span><text:span text:style-name="pln"><text:span text:style-name="T3"> y</text:span></text:span><text:span text:style-name="pun"><text:span text:style-name="T3">;</text:span></text:span></text:p>
      <text:p text:style-name="P9"><text:span text:style-name="pln"><text:span text:style-name="T3"><text:s text:c="2"/></text:span></text:span><text:span text:style-name="typ"><text:span text:style-name="T5">Point</text:span></text:span><text:span text:style-name="pun"><text:span text:style-name="T3">(</text:span></text:span><text:span text:style-name="kwd"><text:span text:style-name="T2">this</text:span></text:span><text:span text:style-name="pun"><text:span text:style-name="T3">.</text:span></text:span><text:span text:style-name="pln"><text:span text:style-name="T3">x</text:span></text:span><text:span text:style-name="pun"><text:span text:style-name="T3">,</text:span></text:span><text:span text:style-name="pln"><text:span text:style-name="T3"> </text:span></text:span><text:span text:style-name="kwd"><text:span text:style-name="T2">this</text:span></text:span><text:span text:style-name="pun"><text:span text:style-name="T3">.</text:span></text:span><text:span text:style-name="pln"><text:span text:style-name="T3">y</text:span></text:span><text:span text:style-name="pun"><text:span text:style-name="T3">);</text:span></text:span></text:p>
      <text:p text:style-name="P9"><text:span text:style-name="pun"><text:span text:style-name="T3">}</text:span></text:span></text:p>
      <text:p text:style-name="P3">En este contexto se usa ; en vez de {}</text:p>
      <text:p text:style-name="P3"/>
      <text:h text:style-name="Heading_20_2" text:outline-level="2">Manejo de errores</text:h>
      <text:p text:style-name="P3">Si decide volver a lanzar una excepción, prefiera usar la declaración de replanteo en lugar de lanzar el mismo objeto de excepción utilizando throw. Rethrow conserva el rastro original de la pila de la excepción. throw por otro lado restablece el trazado de la pila a la última posición arrojada.</text:p>
      <text:p text:style-name="P9"><text:span text:style-name="kwd"><text:span text:style-name="T2">try</text:span></text:span><text:span text:style-name="pln"><text:span text:style-name="T3"> </text:span></text:span><text:span text:style-name="pun"><text:span text:style-name="T3">{</text:span></text:span></text:p>
      <text:p text:style-name="P9"><text:span text:style-name="pln"><text:span text:style-name="T3"><text:s text:c="2"/>somethingRisky</text:span></text:span><text:span text:style-name="pun"><text:span text:style-name="T3">();</text:span></text:span></text:p>
      <text:p text:style-name="P9"><text:span text:style-name="pun"><text:span text:style-name="T3">}</text:span></text:span><text:span text:style-name="pln"><text:span text:style-name="T3"> </text:span></text:span><text:span text:style-name="kwd"><text:span text:style-name="T2">catch</text:span></text:span><text:span text:style-name="pln"><text:span text:style-name="T3"> </text:span></text:span><text:span text:style-name="pun"><text:span text:style-name="T3">(</text:span></text:span><text:span text:style-name="pln"><text:span text:style-name="T3">e</text:span></text:span><text:span text:style-name="pun"><text:span text:style-name="T3">)</text:span></text:span><text:span text:style-name="pln"><text:span text:style-name="T3"> </text:span></text:span><text:span text:style-name="pun"><text:span text:style-name="T3">{</text:span></text:span></text:p>
      <text:p text:style-name="P9"><text:span text:style-name="pln"><text:span text:style-name="T3"><text:s text:c="2"/></text:span></text:span><text:span text:style-name="kwd"><text:span text:style-name="T2">if</text:span></text:span><text:span text:style-name="pln"><text:span text:style-name="T3"> </text:span></text:span><text:span text:style-name="pun"><text:span text:style-name="T3">(!</text:span></text:span><text:span text:style-name="pln"><text:span text:style-name="T3">canHandle</text:span></text:span><text:span text:style-name="pun"><text:span text:style-name="T3">(</text:span></text:span><text:span text:style-name="pln"><text:span text:style-name="T3">e</text:span></text:span><text:span text:style-name="pun"><text:span text:style-name="T3">))</text:span></text:span><text:span text:style-name="pln"><text:span text:style-name="T3"> </text:span></text:span><text:span text:style-name="pln"><text:span text:style-name="T4">rethrow</text:span></text:span><text:span text:style-name="pun"><text:span text:style-name="T3">;</text:span></text:span></text:p>
      <text:p text:style-name="P9"><text:span text:style-name="pln"><text:span text:style-name="T3"><text:s text:c="2"/>handle</text:span></text:span><text:span text:style-name="pun"><text:span text:style-name="T3">(</text:span></text:span><text:span text:style-name="pln"><text:span text:style-name="T3">e</text:span></text:span><text:span text:style-name="pun"><text:span text:style-name="T3">);</text:span></text:span></text:p>
      <text:p text:style-name="P9"><text:span text:style-name="pun"><text:span text:style-name="T3">}</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com"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str" style:family="text" style:parent-style-name="Default_20_Paragraph_20_Font"/>
    <style:style style:name="kwd" style:family="text" style:parent-style-name="Default_20_Paragraph_20_Font"/>
    <style:style style:name="lit"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ormal1" style:family="text" style:parent-style-name="Default_20_Paragraph_20_Font"/>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text-position="0% 10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text-position="0% 100%"/>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text-position="0% 100%"/>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1" style:font-name-complex="Wingdings1"/>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puntes de Max<text:span text:style-name="MT1"></text:span>Dart<text:tab/><text:tab/><text:page-number text:select-page="current">5</text:page-number> de <text:s/><text:page-count style:num-forma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acer</dc:creator>
    <meta:editing-cycles>6</meta:editing-cycles>
    <meta:creation-date>2018-03-16T19:49:00</meta:creation-date>
    <dc:date>2018-03-18T14:32:00</dc:date>
    <meta:editing-duration>PT4H5M</meta:editing-duration>
    <meta:generator>LibreOffice/6.0.4.2$Windows_X86_64 LibreOffice_project/9b0d9b32d5dcda91d2f1a96dc04c645c450872bf</meta:generator>
    <meta:document-statistic meta:table-count="0" meta:image-count="0" meta:object-count="0" meta:page-count="5" meta:paragraph-count="80" meta:word-count="442" meta:character-count="2797" meta:non-whitespace-character-count="2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